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3dfa" officeooo:paragraph-rsid="00043dfa"/>
    </style:style>
    <style:style style:name="P2" style:family="paragraph" style:parent-style-name="Standard">
      <style:text-properties officeooo:paragraph-rsid="00043dfa"/>
    </style:style>
    <style:style style:name="T1" style:family="text">
      <style:text-properties officeooo:rsid="00043dfa"/>
    </style:style>
    <style:style style:name="T2" style:family="text">
      <style:text-properties officeooo:rsid="00047a2b"/>
    </style:style>
    <style:style style:name="T3" style:family="text">
      <style:text-properties officeooo:rsid="0005fad7"/>
    </style:style>
    <style:style style:name="T4" style:family="text">
      <style:text-properties officeooo:rsid="0006af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GEAU Brandon</text:p>
      <text:p text:style-name="P1"/>
      <text:p text:style-name="P1">This is a talk about coronavirus vaccine.</text:p>
      <text:p text:style-name="P2"><text:span text:style-name="T1">There is a owner of a restaurant, a merchant, </text:span><text:span text:style-name="T3">a scientist</text:span><text:span text:style-name="T1"> from </text:span><text:span text:style-name="T3">a</text:span><text:span text:style-name="T1"> company that made a vaccine, someone from Moderna.</text:span></text:p>
      <text:p text:style-name="P1">There are here to talk about getting people vaccinated. There’s a rumor that people gonna be forced to be vaccinated, is true or just a part?</text:p>
      <text:p text:style-name="P2"><text:span text:style-name="T1">Only a category of people that going to be obligated to be vaccinated, such as doctor, old people, meanwhile, all important person. If they don’t do that the government will have to take his responsibility. There’s an argument about side effect regarding the vaccine and with that fact we shouldn’t force people to get vaccinated. There’s some other vaccines that are mandatory and the coronavirus ave a success of 80% regarding its result. For now there isn’t any side effect that they are award of. There is probably little side effect but they can’t be compared to big one, they are minor and doesn’t cause any real issues. There is some people that died recently that were vaccinated, but there isn’t any correlation yet, they were old. It’s an emergency and actions have to be taken quickly. A lot of shopkeeper are going bankrupt. Each country has there own standard and Moderna have great standard compared to other and prove the quality of the vaccine they are providing. </text:span><text:span text:style-name="T2">Some scientist are disappointed about certain vaccine. </text:span><text:span text:style-name="T3">They consulted a lot of expert regarding the decision of vaccinating people. A scientist saying that all this is a big market and gonna make a lot of money and he is saying that the vaccine isn’t safe and it’s a bit too early to count about it. The guy from Moderna is saying that the Moderna antibodies are better than any other vaccine. He need a lot of fund from the government, it cost a lot. </text:span><text:span text:style-name="T4">The government is saying that they need to keep money for the shopkeeper and everyone that need it but also the shopkeeper saying that giving more for researchers will allow to get out faster from lockdowns. The most important thing from the government right now is to control the situation. Forcing people isn’t good because they have rights and they might be able to choose what they wa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9T14:59:55.701000000</dc:date>
    <meta:editing-duration>PT33M32S</meta:editing-duration>
    <meta:editing-cycles>5</meta:editing-cycles>
    <meta:document-statistic meta:table-count="0" meta:image-count="0" meta:object-count="0" meta:page-count="1" meta:paragraph-count="5" meta:word-count="376" meta:character-count="2135" meta:non-whitespace-character-count="1764"/>
  </office:meta>
</office:document-meta>
</file>